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Table_20_Contents">
      <style:text-properties officeooo:rsid="008beb34" officeooo:paragraph-rsid="008beb34"/>
    </style:style>
    <style:style style:name="P57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59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0" style:family="paragraph" style:parent-style-name="Table_20_Contents">
      <style:text-properties officeooo:rsid="008bf107" officeooo:paragraph-rsid="008bf107"/>
    </style:style>
    <style:style style:name="P61" style:family="paragraph" style:parent-style-name="Table_20_Contents">
      <style:text-properties officeooo:rsid="008cd727" officeooo:paragraph-rsid="008cd727"/>
    </style:style>
    <style:style style:name="P62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3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64" style:family="paragraph" style:parent-style-name="Heading_20_2" style:list-style-name=""/>
    <style:style style:name="P65" style:family="paragraph" style:parent-style-name="Heading_20_2">
      <style:paragraph-properties fo:break-before="page"/>
    </style:style>
    <style:style style:name="P66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7" style:family="paragraph" style:parent-style-name="Table_20_Contents">
      <style:text-properties officeooo:rsid="008fffe5" officeooo:paragraph-rsid="008fffe5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5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7" office:value-type="string">
            <text:p text:style-name="P37">Miscellaneous operations.</text:p>
          </table:table-cell>
        </table:table-row>
        <table:table-row>
          <table:table-cell table:style-name="Table3.A2" table:number-rows-spanned="7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7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7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7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1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1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3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3" office:value-type="string">
            <text:p text:style-name="P55">Draw image at P01,P4 is image ID, current size and flip</text:p>
          </table:table-cell>
        </table:table-row>
        <table:table-row>
          <table:table-cell table:style-name="Table3.A2" table:number-rows-spanned="4" office:value-type="string">
            <text:p text:style-name="P59">6</text:p>
          </table:table-cell>
          <table:table-cell table:style-name="Table3.A2" office:value-type="string">
            <text:p text:style-name="P62">1</text:p>
          </table:table-cell>
          <table:table-cell table:style-name="Table3.C23" office:value-type="string">
            <text:p text:style-name="P60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2</text:p>
          </table:table-cell>
          <table:table-cell table:style-name="Table3.C23" office:value-type="string">
            <text:p text:style-name="P61">Update Sprite P0 : Position is (P1P2,P3P4) Image is P5 (bits 0-5 are sprite number, bit 6 indicates 32 bit – NOT the same as the image number in the graphics system, bit 7 is clear), P6 the flip value (bit 0 horizontal, bit 1 vertical, bit 2-7 clear).</text:p>
            <text:p text:style-name="P61">To not update a value set its byte values to $80 (or $8080 for a coordinate). The coordinates cannot be set independentl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3</text:p>
          </table:table-cell>
          <table:table-cell table:style-name="Table3.C23" office:value-type="string">
            <text:p text:style-name="P60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6">4</text:p>
          </table:table-cell>
          <table:table-cell table:style-name="Table3.C23" office:value-type="string">
            <text:p text:style-name="P67">P0 is non-zero if the distance between the centre of sprites P0 and P1 is less than or equal to P2</text:p>
          </table:table-cell>
        </table:table-row>
        <table:table-row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7">1</text:p>
          </table:table-cell>
          <table:table-cell table:style-name="Table3.C29" office:value-type="string">
            <text:p text:style-name="P56">Read default controller. Bits are (from zero) Left, Right, Up, Down, A, B ; active high, unused are zero.</text:p>
          </table:table-cell>
        </table:table-row>
      </table:table>
      <text:p text:style-name="P5"/>
      <text:h text:style-name="P64" text:outline-level="2"/>
      <text:h text:style-name="P65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53">22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09T11:06:26.899492169</dc:date>
    <meta:editing-duration>PT2H8M47S</meta:editing-duration>
    <meta:editing-cycles>88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4" meta:image-count="0" meta:object-count="0" meta:page-count="5" meta:paragraph-count="190" meta:word-count="1022" meta:character-count="5433" meta:non-whitespace-character-count="4550"/>
  </office:meta>
</office:document-meta>
</file>